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.051cm" draw:marker-start-width="0.276cm" draw:marker-end-width="0.276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3" style:family="graphic" style:parent-style-name="standard">
      <style:graphic-properties svg:stroke-width="0.1cm" svg:stroke-color="#000000" draw:marker-start-width="0.349cm" draw:marker-end-width="0.349cm" draw:fill="none" draw:opacity="50%" draw:textarea-horizontal-align="justify" draw:textarea-vertical-align="middle" draw:auto-grow-height="false" fo:padding-top="0.174cm" fo:padding-bottom="0.174cm" fo:padding-left="0.299cm" fo:padding-right="0.299cm" draw:shadow-opacity="50%"/>
    </style:style>
    <style:style style:name="gr4" style:family="graphic" style:parent-style-name="standard">
      <style:graphic-properties draw:stroke="dash" draw:stroke-dash="Line_20_Style_20_9" svg:stroke-width="0.1cm" svg:stroke-color="#000000" draw:marker-start-width="0.349cm" draw:marker-end-width="0.349cm" draw:fill="none" draw:fill-color="#ff0000" draw:opacity="50%" draw:textarea-horizontal-align="justify" draw:textarea-vertical-align="middle" draw:auto-grow-height="false" fo:padding-top="0.174cm" fo:padding-bottom="0.174cm" fo:padding-left="0.299cm" fo:padding-right="0.299cm" draw:shadow-opacity="50%"/>
    </style:style>
    <style:style style:name="gr5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Line_20_Style_20_9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4586"/>
    </style:style>
    <style:style style:name="P3" style:family="paragraph">
      <style:paragraph-properties fo:text-align="center"/>
      <style:text-properties fo:color="#000000" fo:font-size="18pt"/>
    </style:style>
    <style:style style:name="P4" style:family="paragraph">
      <style:paragraph-properties fo:text-align="center"/>
      <style:text-properties fo:color="#000000" style:font-name="Helvetica" fo:font-size="18pt" fo:language="en" fo:country="ZW" fo:font-weight="bold" style:font-size-asian="18pt" style:font-size-complex="18pt"/>
    </style:style>
    <style:style style:name="T1" style:family="text">
      <style:text-properties style:font-name="Arial" style:font-name-asian="Arial" style:font-name-complex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0.635cm" svg:height="0.635cm" svg:x="15.686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635cm" svg:height="0.635cm" svg:x="6.132cm" svg:y="8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635cm" svg:height="0.635cm" svg:x="18.856cm" svg:y="4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635cm" svg:height="0.635cm" svg:x="15.93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16cm" svg:height="1.143cm" svg:x="6.132cm" svg:y="8.2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10.16cm" svg:height="1.143cm" svg:x="6.132cm" svg:y="8.218cm">
          <text:p text:style-name="P3">Automated Quality Fla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10.16cm" svg:height="1.143cm" svg:x="6.132cm" svg:y="4.358cm">
          <text:p text:style-name="P3">Conversion to Standard Form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6" draw:id="id16" draw:layer="layout" svg:width="5.08cm" svg:height="1.651cm" svg:x="17.211cm" svg:y="7.964cm">
          <text:p text:style-name="P3">Multi Variable</text:p>
          <text:p text:style-name="P3">Quality 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5" draw:id="id15" draw:layer="layout" svg:width="5.08cm" svg:height="1.651cm" svg:x="17.211cm" svg:y="6.036cm">
          <text:p text:style-name="P3">Temporal</text:p>
          <text:p text:style-name="P3">Chec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10.16cm" svg:height="1.143cm" svg:x="6.132cm" svg:y="6.29cm">
          <text:p text:style-name="P3">Single Variable Quality Ch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8.128cm" svg:height="1.143cm" svg:x="7.148cm" svg:y="14.633cm">
          <text:p text:style-name="P3"><text:span text:style-name="T1">Uncertainty Quant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0" draw:id="id10" draw:layer="layout" svg:width="5.348cm" svg:height="1.016cm" svg:x="18.964cm" svg:y="4.226cm">
          <text:p text:style-name="P3">Science Team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7" draw:id="id7" draw:layer="layout" svg:width="8.128cm" svg:height="1.143cm" svg:x="7.148cm" svg:y="16.597cm">
          <text:p text:style-name="P3">Product Evalu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8.128cm" svg:height="1.143cm" svg:x="7.148cm" svg:y="12.708cm">
          <text:p text:style-name="P3"><text:span text:style-name="T1">Product Mer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5.08cm" svg:height="1.778cm" svg:x="2.913cm" svg:y="10.149cm">
          <text:p text:style-name="P3">Heat Related</text:p>
          <text:p text:style-name="P3">Process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5.08cm" svg:height="1.778cm" svg:x="8.672cm" svg:y="10.149cm">
          <text:p text:style-name="P3">Carbon Related</text:p>
          <text:p text:style-name="P3">Process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4" draw:id="id14" draw:layer="layout" svg:width="5.08cm" svg:height="1.778cm" svg:x="14.58cm" svg:y="10.149cm">
          <text:p text:style-name="P3">Meteorological</text:p>
          <text:p text:style-name="P3">Processing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1.212cm" svg:y1="5.501cm" svg:x2="11.212cm" svg:y2="6.29cm" draw:start-shape="id1" draw:start-glue-point="2" draw:end-shape="id2" draw:end-glue-point="0" svg:d="M11212 5501v550-312 551" svg:viewBox="0 0 1 790">
          <text:p/>
        </draw:connector>
        <draw:connector draw:style-name="gr5" draw:text-style-name="P1" draw:layer="layout" draw:type="lines" svg:x1="11.212cm" svg:y1="7.433cm" svg:x2="11.212cm" svg:y2="8.218cm" draw:start-shape="id2" draw:start-glue-point="2" draw:end-shape="id3" draw:end-glue-point="0" svg:d="M11212 7433v550-316 551" svg:viewBox="0 0 1 786">
          <text:p/>
        </draw:connector>
        <draw:connector draw:style-name="gr5" draw:text-style-name="P1" draw:layer="layout" draw:type="lines" svg:x1="11.212cm" svg:y1="9.361cm" svg:x2="11.212cm" svg:y2="10.149cm" draw:start-shape="id3" draw:start-glue-point="2" draw:end-shape="id4" draw:end-glue-point="0" svg:d="M11212 9361v550-312 550" svg:viewBox="0 0 1 789">
          <text:p/>
        </draw:connector>
        <draw:connector draw:style-name="gr5" draw:text-style-name="P1" draw:layer="layout" draw:type="lines" svg:x1="11.212cm" svg:y1="11.927cm" svg:x2="11.212cm" svg:y2="12.708cm" draw:start-shape="id4" draw:start-glue-point="2" draw:end-shape="id5" draw:end-glue-point="0" svg:d="M11212 11927v551-321 551" svg:viewBox="0 0 1 782">
          <text:p/>
        </draw:connector>
        <draw:connector draw:style-name="gr5" draw:text-style-name="P1" draw:layer="layout" draw:type="lines" svg:x1="11.212cm" svg:y1="13.851cm" svg:x2="11.212cm" svg:y2="14.633cm" draw:start-shape="id5" draw:start-glue-point="2" draw:end-shape="id6" svg:d="M11212 13851v550-319 551" svg:viewBox="0 0 1 783">
          <text:p/>
        </draw:connector>
        <draw:connector draw:style-name="gr5" draw:text-style-name="P1" draw:layer="layout" draw:type="lines" svg:x1="11.212cm" svg:y1="15.776cm" svg:x2="11.212cm" svg:y2="16.597cm" draw:start-shape="id6" draw:start-glue-point="2" draw:end-shape="id7" draw:end-glue-point="0" svg:d="M11212 15776v550-280 551" svg:viewBox="0 0 1 822">
          <text:p/>
        </draw:connector>
        <draw:connector draw:style-name="gr6" draw:text-style-name="P1" draw:layer="layout" draw:type="lines" draw:line-skew="0.497cm 0.628cm" svg:x1="16.255cm" svg:y1="6.3cm" svg:x2="18.949cm" svg:y2="4.785cm" draw:start-shape="id8" draw:start-glue-point="4" draw:end-shape="id9" draw:end-glue-point="7" svg:d="M16255 6300v-4l2728-1511h-34" svg:viewBox="0 0 2729 1516">
          <text:p/>
        </draw:connector>
        <draw:connector draw:style-name="gr5" draw:text-style-name="P1" draw:layer="layout" draw:type="lines" draw:line-skew="-0.047cm -0.178cm" svg:x1="21.638cm" svg:y1="4.226cm" svg:x2="11.212cm" svg:y2="4.358cm" draw:start-shape="id10" draw:start-glue-point="4" draw:end-shape="id1" draw:end-glue-point="0" svg:d="M21638 4226v-597h-10426v729" svg:viewBox="0 0 10427 730">
          <text:p/>
        </draw:connector>
        <draw:connector draw:style-name="gr5" draw:text-style-name="P1" draw:layer="layout" draw:type="line" svg:x1="6.225cm" svg:y1="9.302cm" svg:x2="5.453cm" svg:y2="10.149cm" draw:start-shape="id11" draw:start-glue-point="7" draw:end-shape="id12" draw:end-glue-point="0" svg:d="M6225 9302l-772 847" svg:viewBox="0 0 773 848">
          <text:p/>
        </draw:connector>
        <draw:connector draw:style-name="gr5" draw:text-style-name="P1" draw:layer="layout" draw:type="line" svg:x1="16.228cm" svg:y1="9.326cm" svg:x2="17.12cm" svg:y2="10.149cm" draw:start-shape="id13" draw:start-glue-point="9" draw:end-shape="id14" draw:end-glue-point="0" svg:d="M16228 9326l892 823" svg:viewBox="0 0 893 824">
          <text:p/>
        </draw:connector>
        <draw:connector draw:style-name="gr5" draw:text-style-name="P1" draw:layer="layout" svg:x1="5.453cm" svg:y1="11.927cm" svg:x2="7.148cm" svg:y2="13.279cm" draw:start-shape="id12" draw:start-glue-point="2" draw:end-shape="id5" draw:end-glue-point="3" svg:d="M5453 11927v1352h1695" svg:viewBox="0 0 1696 1353">
          <text:p/>
        </draw:connector>
        <draw:connector draw:style-name="gr5" draw:text-style-name="P1" draw:layer="layout" svg:x1="17.12cm" svg:y1="11.927cm" svg:x2="15.276cm" svg:y2="13.279cm" draw:start-shape="id14" draw:start-glue-point="2" draw:end-shape="id5" draw:end-glue-point="1" svg:d="M17120 11927v1352h-1844" svg:viewBox="0 0 1845 1353">
          <text:p/>
        </draw:connector>
        <draw:connector draw:style-name="gr5" draw:text-style-name="P1" draw:layer="layout" draw:type="line" svg:x1="16.292cm" svg:y1="6.861cm" svg:x2="17.211cm" svg:y2="6.861cm" draw:start-shape="id2" draw:start-glue-point="1" draw:end-shape="id15" draw:end-glue-point="3" svg:d="M16292 6861h919" svg:viewBox="0 0 920 1">
          <text:p/>
        </draw:connector>
        <draw:connector draw:style-name="gr5" draw:text-style-name="P1" draw:layer="layout" draw:type="line" svg:x1="16.292cm" svg:y1="8.789cm" svg:x2="17.211cm" svg:y2="8.789cm" draw:start-shape="id3" draw:end-shape="id16" svg:d="M16292 8789h919" svg:viewBox="0 0 920 1">
          <text:p/>
        </draw:connector>
        <draw:connector draw:style-name="gr6" draw:text-style-name="P1" draw:layer="layout" svg:x1="22.291cm" svg:y1="8.789cm" svg:x2="23.529cm" svg:y2="5.094cm" draw:start-shape="id16" draw:start-glue-point="1" draw:end-shape="id10" draw:end-glue-point="9" svg:d="M22291 8789h1238v-3695" svg:viewBox="0 0 1239 3696">
          <text:p/>
        </draw:connector>
        <draw:connector draw:style-name="gr6" draw:text-style-name="P1" draw:layer="layout" draw:line-skew="0.256cm" svg:x1="15.276cm" svg:y1="17.168cm" svg:x2="24.312cm" svg:y2="4.734cm" draw:start-shape="id7" draw:start-glue-point="1" draw:end-shape="id10" draw:end-glue-point="10" svg:d="M15276 17168h9843v-12434h-807" svg:viewBox="0 0 9844 12435">
          <text:p/>
        </draw:connector>
        <draw:custom-shape draw:style-name="gr7" draw:text-style-name="P1" draw:layer="layout" svg:width="25.4cm" svg:height="15.748cm" svg:x="1.451cm" svg:y="2.7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7.703cm" svg:height="0.962cm" svg:x="1.605cm" svg:y="2.875cm">
          <draw:text-box>
            <text:p>Stage II: Data Processing</text:p>
          </draw:text-box>
        </draw:frame>
        <draw:connector draw:style-name="gr6" draw:text-style-name="P1" draw:layer="layout" svg:x1="19.751cm" svg:y1="6.036cm" svg:x2="19.747cm" svg:y2="5.094cm" draw:start-shape="id15" draw:start-glue-point="0" draw:end-shape="id10" draw:end-glue-point="7" svg:d="M19751 6036v-397h-4v-545" svg:viewBox="0 0 5 9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5T18:34:09</meta:creation-date>
    <dc:date>2016-04-19T14:45:33.952306000</dc:date>
    <meta:editing-duration>PT4H34M32S</meta:editing-duration>
    <meta:editing-cycles>49</meta:editing-cycles>
    <meta:generator>LibreOffice/4.2.7.2$MacOSX_X86_64 LibreOffice_project/933c0aa564ec4f8883ed5732c866db48dca4dac5</meta:generator>
    <dc:creator>Gilberto Pastorello</dc:creator>
    <meta:document-statistic meta:object-count="36"/>
  </office:meta>
</office:document-meta>
</file>